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f7c6"/>
    </style:style>
    <style:style style:name="P2" style:family="paragraph" style:parent-style-name="Heading_20_1">
      <style:paragraph-properties fo:text-align="center" style:justify-single-word="false"/>
      <style:text-properties officeooo:rsid="000ff7c6" officeooo:paragraph-rsid="000ff7c6"/>
    </style:style>
    <style:style style:name="P3" style:family="paragraph" style:parent-style-name="Standard">
      <style:paragraph-properties fo:text-align="center" style:justify-single-word="false"/>
      <style:text-properties officeooo:rsid="000ff7c6" officeooo:paragraph-rsid="000ff7c6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 fo:break-before="page"/>
      <style:text-properties officeooo:rsid="000ff7c6" officeooo:paragraph-rsid="000ff7c6"/>
    </style:style>
    <style:style style:name="P7" style:family="paragraph" style:parent-style-name="Text_20_body">
      <style:paragraph-properties fo:text-align="center" style:justify-single-word="false"/>
      <style:text-properties officeooo:rsid="00141d84" officeooo:paragraph-rsid="00141d84"/>
    </style:style>
    <style:style style:name="P8" style:family="paragraph" style:parent-style-name="Text_20_body">
      <style:text-properties officeooo:paragraph-rsid="000ff7c6"/>
    </style:style>
    <style:style style:name="P9" style:family="paragraph" style:parent-style-name="Heading_20_1">
      <style:paragraph-properties fo:text-align="center" style:justify-single-word="false" fo:break-before="page"/>
      <style:text-properties officeooo:paragraph-rsid="000ff7c6"/>
    </style:style>
    <style:style style:name="P10" style:family="paragraph" style:parent-style-name="Text_20_body">
      <style:paragraph-properties fo:text-align="center" style:justify-single-word="false"/>
      <style:text-properties officeooo:rsid="0015c171" officeooo:paragraph-rsid="0015c171"/>
    </style:style>
    <style:style style:name="P11" style:family="paragraph" style:parent-style-name="Heading_20_1">
      <style:paragraph-properties fo:text-align="center" style:justify-single-word="false" fo:break-before="page"/>
      <style:text-properties officeooo:paragraph-rsid="0010f2a7"/>
    </style:style>
    <style:style style:name="P12" style:family="paragraph" style:parent-style-name="Heading_20_1">
      <style:paragraph-properties fo:text-align="center" style:justify-single-word="false" fo:break-before="page"/>
      <style:text-properties officeooo:rsid="0010f2a7" officeooo:paragraph-rsid="0010f2a7"/>
    </style:style>
    <style:style style:name="T1" style:family="text">
      <style:text-properties officeooo:rsid="0015c171"/>
    </style:style>
    <style:style style:name="T2" style:family="text">
      <style:text-properties officeooo:rsid="000ff7c6"/>
    </style:style>
    <style:style style:name="T3" style:family="text">
      <style:text-properties officeooo:rsid="0010f2a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1"/>
      <text:p text:style-name="P1"/>
      <text:h text:style-name="P2" text:outline-level="1"/>
      <text:h text:style-name="P2" text:outline-level="1"/>
      <text:h text:style-name="P2" text:outline-level="1"/>
      <text:h text:style-name="P2" text:outline-level="1"><text:bookmark-start text:name="__RefHeading___Toc81_3149779550"/>PROJECT QUARTERMASTER<text:bookmark-end text:name="__RefHeading___Toc81_3149779550"/></text:h>
      <text:p text:style-name="P3">10 pager</text:p>
      <text:p text:style-name="P1"/>
      <text:p text:style-name="P3">Ashton Westrick, Carter Zimmerman, Christopher “Ted” Tedeschi</text:p>
      <text:p text:style-name="P1"/>
      <text:p text:style-name="P1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Table of Contents</text:p>
          </text:index-title>
          <text:p text:style-name="P5"><text:a xlink:type="simple" xlink:href="#__RefHeading___Toc81_3149779550" text:style-name="Index_20_Link" text:visited-style-name="Index_20_Link">PROJECT QUARTERMASTER<text:tab/>1</text:a></text:p>
          <text:p text:style-name="P5"><text:a xlink:type="simple" xlink:href="#__RefHeading___Toc1_3149779550" text:style-name="Index_20_Link" text:visited-style-name="Index_20_Link">STORY SUMMARY<text:tab/>3</text:a></text:p>
          <text:p text:style-name="P5"><text:a xlink:type="simple" xlink:href="#__RefHeading___Toc83_3149779550" text:style-name="Index_20_Link" text:visited-style-name="Index_20_Link">NOTABLE CHARACTERS &amp; FACTIONS<text:tab/>4</text:a></text:p>
          <text:p text:style-name="P5"><text:a xlink:type="simple" xlink:href="#__RefHeading___Toc85_3149779550" text:style-name="Index_20_Link" text:visited-style-name="Index_20_Link">GAME PLAY OVERVIEW<text:tab/>5</text:a></text:p>
          <text:p text:style-name="P5"><text:a xlink:type="simple" xlink:href="#__RefHeading___Toc87_3149779550" text:style-name="Index_20_Link" text:visited-style-name="Index_20_Link">GAME PLAY EXPERIENCE<text:tab/>6</text:a></text:p>
          <text:p text:style-name="P5"><text:a xlink:type="simple" xlink:href="#__RefHeading___Toc89_3149779550" text:style-name="Index_20_Link" text:visited-style-name="Index_20_Link">MECHANICAL DETAILING<text:tab/>7</text:a></text:p>
          <text:p text:style-name="P5"><text:a xlink:type="simple" xlink:href="#__RefHeading___Toc91_3149779550" text:style-name="Index_20_Link" text:visited-style-name="Index_20_Link">GAME CONFLICT<text:tab/>8</text:a></text:p>
          <text:p text:style-name="P5"><text:a xlink:type="simple" xlink:href="#__RefHeading___Toc93_3149779550" text:style-name="Index_20_Link" text:visited-style-name="Index_20_Link">ADDITIONAL CONTENT<text:tab/>9</text:a></text:p>
          <text:p text:style-name="P5"><text:a xlink:type="simple" xlink:href="#__RefHeading___Toc95_3149779550" text:style-name="Index_20_Link" text:visited-style-name="Index_20_Link">MONETIZATION AND DISTRIBUTION<text:tab/>10</text:a></text:p>
        </text:index-body>
      </text:table-of-content>
      <text:p text:style-name="P1"/>
      <text:h text:style-name="P6" text:outline-level="1"><text:bookmark-start text:name="__RefHeading___Toc1_3149779550"/>STORY SUMMARY<text:bookmark-end text:name="__RefHeading___Toc1_3149779550"/></text:h>
      <text:p text:style-name="P7">This is the summary of the story. <text:s/><text:span text:style-name="T1">Think overall lore and summation of events that will happen during gameplat</text:span></text:p>
      <text:p text:style-name="P8"/>
      <text:h text:style-name="P9" text:outline-level="1"><text:bookmark-start text:name="__RefHeading___Toc83_3149779550"/><text:span text:style-name="T2">NOTABLE CHARACTERS &amp; FACTIONS</text:span><text:bookmark-end text:name="__RefHeading___Toc83_3149779550"/></text:h>
      <text:p text:style-name="P10">This is where we will detail the soul of each faction in the game. <text:s/>I’m hoping for at least 4, though this is where we can go wild and go higher. <text:s/>Things can be cut later</text:p>
      <text:h text:style-name="P11" text:outline-level="1"><text:bookmark-start text:name="__RefHeading___Toc85_3149779550"/><text:span text:style-name="T3">GAME PLAY OVERVIEW</text:span><text:bookmark-end text:name="__RefHeading___Toc85_3149779550"/></text:h>
      <text:p text:style-name="P10">This is the general overview of the game play loop at it’s most mechanical</text:p>
      <text:h text:style-name="P12" text:outline-level="1"><text:bookmark-start text:name="__RefHeading___Toc87_3149779550"/>GAME PLAY EXPERIENCE<text:bookmark-end text:name="__RefHeading___Toc87_3149779550"/></text:h>
      <text:p text:style-name="P10">This is, for lack of a better term, the “vibe” of the game. <text:s/>How should the player be feeling and thinking as they play</text:p>
      <text:h text:style-name="P12" text:outline-level="1"><text:bookmark-start text:name="__RefHeading___Toc89_3149779550"/>MECHANICAL DETAILING<text:bookmark-end text:name="__RefHeading___Toc89_3149779550"/></text:h>
      <text:p text:style-name="P10">This is where we start drilling into how the mechanics actually work on the backend</text:p>
      <text:h text:style-name="P12" text:outline-level="1"><text:bookmark-start text:name="__RefHeading___Toc91_3149779550"/>GAME CONFLICT<text:bookmark-end text:name="__RefHeading___Toc91_3149779550"/></text:h>
      <text:p text:style-name="P10">This is a summation of the conflicts found in the game. <text:s/>Think minor conflicts between characters all the way to the greater overall conflict between factions</text:p>
      <text:h text:style-name="P12" text:outline-level="1"><text:bookmark-start text:name="__RefHeading___Toc93_3149779550"/>ADDITIONAL CONTENT<text:bookmark-end text:name="__RefHeading___Toc93_3149779550"/></text:h>
      <text:p text:style-name="P10">Will we have any additional content in the game, assuming we have time? <text:s/>These will be the first deliverables cut if need be</text:p>
      <text:h text:style-name="P12" text:outline-level="1"><text:bookmark-start text:name="__RefHeading___Toc95_3149779550"/>MONETIZATION AND DISTRIBUTION<text:bookmark-end text:name="__RefHeading___Toc95_3149779550"/></text:h>
      <text:p text:style-name="P10">Straight to the point, How are we going to be getting people to give us their hard earned ca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f7c6" officeooo:paragraph-rsid="000ff7c6"/>
    </style:style>
    <style:style style:name="MP2" style:family="paragraph" style:parent-style-name="Footer">
      <loext:graphic-properties draw:fill="none" draw:fill-color="#ffffff" draw:opacity="100%"/>
      <style:paragraph-properties fo:background-color="transparent"/>
      <style:text-properties fo:color="#000000" loext:opacity="100%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#999999" draw:fill="gradient" draw:fill-gradient-name="London_20_Mist" draw:gradient-step-count="0" draw:opacity="50%"/>
      </style:footer-style>
    </style:page-layout>
  </office:automatic-styles>
  <office:master-styles>
    <style:master-page style:name="Standard" style:page-layout-name="Mpm1">
      <style:header>
        <text:p text:style-name="MP1">Project Quartermaster GDD</text:p>
      </style:header>
      <style:footer>
        <text:p text:style-name="MP2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8:15:27.996926000</meta:creation-date>
    <dc:date>2025-08-20T18:57:14.840485200</dc:date>
    <meta:editing-duration>PT21M1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0" meta:paragraph-count="32" meta:word-count="247" meta:character-count="1428" meta:non-whitespace-character-count="1205"/>
  </office:meta>
</office:document-meta>
</file>